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465a4" draw:textarea-horizontal-align="justify" draw:textarea-vertical-align="middle" draw:auto-grow-height="false" fo:min-height="0.174cm" fo:min-width="0.136cm"/>
    </style:style>
    <style:style style:name="gr2" style:family="graphic" style:parent-style-name="standard">
      <style:graphic-properties svg:stroke-color="#3465a4" draw:fill="gradient" draw:fill-color="#ffbf00" draw:fill-gradient-name="Gradient_20_2" draw:gradient-step-count="0" draw:textarea-horizontal-align="justify" draw:textarea-vertical-align="middle" draw:auto-grow-height="false" fo:min-height="0.626cm" fo:min-width="0cm" draw:shadow-offset-x="0.203cm" draw:shadow-offset-y="0.203cm"/>
    </style:style>
    <style:style style:name="gr3" style:family="graphic" style:parent-style-name="standard">
      <style:graphic-properties draw:textarea-horizontal-align="justify" draw:textarea-vertical-align="middle" draw:auto-grow-height="false" fo:min-height="4.24cm" fo:min-width="3.99cm"/>
    </style:style>
    <style:style style:name="gr4" style:family="graphic" style:parent-style-name="standard">
      <style:graphic-properties draw:fill="solid" draw:fill-color="#000000" draw:textarea-vertical-align="middle" draw:auto-grow-height="false" fo:min-height="0.174cm" fo:min-width="0cm"/>
    </style:style>
    <style:style style:name="gr5" style:family="graphic" style:parent-style-name="standard">
      <style:graphic-properties svg:stroke-color="#3465a4" draw:fill="solid" draw:fill-color="#000000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bf00" draw:fill-gradient-name="Gradient_20_2" draw:gradient-step-count="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27cm" svg:height="1.27cm" draw:transform="skewX (-0.0172787595947439) rotate (-1.1091567396424) translate (11.149cm 7.21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228638132011257) rotate (-1.97361831815519) translate (11.7cm 10.733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-1.5400785319598) translate (11.888cm 8.932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-2.32460403073125) translate (11.046cm 12.309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-2.75727115230064) translate (9.708cm 13.562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3.12954988175103) translate (8.044cm 14.113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2.6792549347365) translate (6.157cm 13.972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8) rotate (2.3689353937319) translate (4.769cm 13.215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2.00852490319507) translate (3.776cm 12.013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1.61198609714196) translate (3.167cm 10.525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1.18909281938374) translate (3.129cm 8.838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0.865508776063988) translate (3.729cm 7.358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8) rotate (0.424115008234622) translate (4.877cm 6.117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0.168598805742652) translate (6.23cm 5.54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-0.259006860995959) translate (7.971cm 5.359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8) rotate (-0.602836723638842) translate (9.516cm 5.831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-0.79098321700383) translate (10.3cm 6.452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888cm" svg:height="2.626cm" draw:transform="skewX (-0.0172787595947439) rotate (0.265464579228337) translate (5.44cm 4.399cm)">
          <text:p/>
          <draw:enhanced-geometry svg:viewBox="0 0 21600 21600" draw:glue-points="?f0 0 ?f1 10800 0 21600 10800 21600 21600 21600 ?f7 10800" draw:text-areas="?f1 10800 ?f2 18000 ?f3 7200 ?f4 21600" draw:type="isosceles-triangle" draw:modifiers="11394.594594594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888cm" svg:height="2.626cm" draw:transform="skewX (-0.0172787595947438) rotate (-0.8004079949646) translate (11.062cm 5.327cm)">
          <text:p/>
          <draw:enhanced-geometry svg:viewBox="0 0 21600 21600" draw:glue-points="?f0 0 ?f1 10800 0 21600 10800 21600 21600 21600 ?f7 10800" draw:text-areas="?f1 10800 ?f2 18000 ?f3 7200 ?f4 21600" draw:type="isosceles-triangle" draw:modifiers="11394.594594594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888cm" svg:height="2.626cm" draw:transform="skewX (-0.0172787595947438) rotate (-1.90450327977621) translate (13.087cm 10.678cm)">
          <text:p/>
          <draw:enhanced-geometry svg:viewBox="0 0 21600 21600" draw:glue-points="?f0 0 ?f1 10800 0 21600 10800 21600 21600 21600 ?f7 10800" draw:text-areas="?f1 10800 ?f2 18000 ?f3 7200 ?f4 21600" draw:type="isosceles-triangle" draw:modifiers="11394.594594594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888cm" svg:height="2.626cm" draw:transform="skewX (-0.0172787595947439) rotate (-3.05153366418689) translate (8.73cm 15.297cm)">
          <text:p/>
          <draw:enhanced-geometry svg:viewBox="0 0 21600 21600" draw:glue-points="?f0 0 ?f1 10800 0 21600 10800 21600 21600 21600 ?f7 10800" draw:text-areas="?f1 10800 ?f2 18000 ?f3 7200 ?f4 21600" draw:type="isosceles-triangle" draw:modifiers="11394.594594594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888cm" svg:height="2.626cm" draw:transform="skewX (-0.0172787595947437) rotate (2.40296931414579) translate (4.284cm 14.407cm)">
          <text:p/>
          <draw:enhanced-geometry svg:viewBox="0 0 21600 21600" draw:glue-points="?f0 0 ?f1 10800 0 21600 10800 21600 21600 21600 ?f7 10800" draw:text-areas="?f1 10800 ?f2 18000 ?f3 7200 ?f4 21600" draw:type="isosceles-triangle" draw:modifiers="11394.594594594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888cm" svg:height="2.626cm" draw:transform="skewX (-0.0172787595947439) rotate (1.38299889928031) translate (1.795cm 9.252cm)">
          <text:p/>
          <draw:enhanced-geometry svg:viewBox="0 0 21600 21600" draw:glue-points="?f0 0 ?f1 10800 0 21600 10800 21600 21600 21600 ?f7 10800" draw:text-areas="?f1 10800 ?f2 18000 ?f3 7200 ?f4 21600" draw:type="isosceles-triangle" draw:modifiers="11394.594594594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35cm" svg:height="6.35cm" svg:x="4.307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577cm" svg:y="7.8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3" draw:layer="layout" svg:width="1.27cm" svg:height="1.27cm" svg:x="8.117cm" svg:y="7.8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ath draw:style-name="gr5" draw:text-style-name="P3" draw:layer="layout" svg:width="3.835cm" svg:height="0.6cm" svg:x="5.833cm" svg:y="10.908cm" svg:viewBox="0 0 3836 601" svg:d="M0 601c178-244 412-478 705-551 234-58 484-66 728-22 306 54 616 97 926 132 237 26 468 85 705 111 233 25 450 126 684 154l88 154z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1" draw:layer="layout" svg:width="6.35cm" svg:height="6.35cm" svg:x="3.81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08cm" svg:y="3.8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3" draw:layer="layout" svg:width="1.27cm" svg:height="1.27cm" svg:x="7.62cm" svg:y="3.8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ath draw:style-name="gr5" draw:text-style-name="P3" draw:layer="layout" svg:width="3.835cm" svg:height="0.6cm" svg:x="5.336cm" svg:y="6.873cm" svg:viewBox="0 0 3836 601" svg:d="M0 601c178-244 412-478 705-551 234-58 484-66 728-22 306 54 616 97 926 132 237 26 468 85 705 111 233 25 450 126 684 154l88 154z">
          <text:p/>
        </draw:path>
        <draw:custom-shape draw:style-name="gr1" draw:text-style-name="P1" draw:layer="layout" svg:width="1.27cm" svg:height="1.27cm" draw:transform="skewX (-0.0172787595947439) rotate (-1.1091567396424) translate (10.652cm 3.175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228638132011257) rotate (-1.97361831815519) translate (11.203cm 6.698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-1.5400785319598) translate (11.391cm 4.897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-2.32460403073125) translate (10.549cm 8.274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-2.75727115230064) translate (9.211cm 9.527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3.12954988175103) translate (7.547cm 10.078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2.6792549347365) translate (5.66cm 9.937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8) rotate (2.3689353937319) translate (4.272cm 9.18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2.00852490319507) translate (3.279cm 7.978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1.61198609714196) translate (2.67cm 6.49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1.18909281938374) translate (2.632cm 4.803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skewX (-0.0172787595947439) rotate (0.865508776063988) translate (3.232cm 3.323cm)">
          <text:p/>
          <draw:enhanced-geometry svg:viewBox="0 0 21600 21600" draw:glue-points="?f0 0 ?f1 10800 0 21600 10800 21600 21600 21600 ?f7 10800" draw:text-areas="?f1 10800 ?f2 18000 ?f3 7200 ?f4 21600" draw:type="isosceles-triangle" draw:modifiers="11471.282454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66%" draw:cy="33%" draw:start-color="#ffbf00" draw:end-color="#e6e905" draw:start-intensity="100%" draw:end-intensity="100%" draw:border="33%"/>
    <draw:gradient draw:name="Gradient_20_2" draw:display-name="Gradient 2" draw:style="radial" draw:cx="66%" draw:cy="33%" draw:start-color="#b47804" draw:end-color="#e8a202" draw:start-intensity="100%" draw:end-intensity="100%" draw:border="33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13:26:17.914591663</meta:creation-date>
    <dc:date>2022-05-30T14:35:01.524914494</dc:date>
    <meta:editing-duration>PT13M53S</meta:editing-duration>
    <meta:editing-cycles>2</meta:editing-cycles>
    <meta:generator>LibreOffice/7.0.4.2$Linux_X86_64 LibreOffice_project/00$Build-2</meta:generator>
    <meta:document-statistic meta:object-count="68"/>
  </office:meta>
</office:document-meta>
</file>